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C350000090DAAE50F8466C5A3CD.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49cm, 0.454cm, 0.001cm, 0cm)" draw:image-opacity="100%" style:mirror="none"/>
    </style:style>
    <style:style style:name="gr2" style:family="graphic" style:parent-style-name="standard">
      <style:graphic-properties draw:stroke="none" draw:fill-color="#dddddd" draw:textarea-horizontal-align="justify" draw:textarea-vertical-align="middle" draw:auto-grow-height="false" fo:min-height="0.473cm" fo:min-width="7.686cm"/>
    </style:style>
    <style:style style:name="gr3" style:family="graphic" style:parent-style-name="standard">
      <style:graphic-properties draw:stroke="none" draw:textarea-horizontal-align="justify" draw:textarea-vertical-align="middle" draw:auto-grow-height="false" fo:min-height="0.481cm" fo:min-width="7.686cm"/>
    </style:style>
    <style:style style:name="gr4" style:family="graphic" style:parent-style-name="standard">
      <style:graphic-properties svg:stroke-color="#000000" draw:fill-color="#00a933" draw:textarea-horizontal-align="justify" draw:textarea-vertical-align="middle" draw:auto-grow-height="false" fo:min-height="0cm" fo:min-width="0cm"/>
    </style:style>
    <style:style style:name="gr5" style:family="graphic" style:parent-style-name="standard">
      <style:graphic-properties svg:stroke-width="0.018cm" svg:stroke-color="#000000" draw:marker-start-width="0.227cm" draw:marker-end-width="0.227cm" draw:fill-color="#7b3d00" draw:textarea-horizontal-align="justify" draw:textarea-vertical-align="middle" draw:auto-grow-height="false" fo:min-height="1.103cm" fo:min-width="1.454cm" fo:padding-top="0.134cm" fo:padding-bottom="0.134cm" fo:padding-left="0.259cm" fo:padding-right="0.259cm" draw:shadow="hidden"/>
    </style:style>
    <style:style style:name="gr6" style:family="graphic" style:parent-style-name="standard">
      <style:graphic-properties draw:stroke="none" svg:stroke-color="#000000" draw:fill="none" draw:fill-color="#ffffff" draw:textarea-horizontal-align="left" draw:auto-grow-height="true" draw:auto-grow-width="false" fo:min-height="0.527cm" fo:min-width="2.73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526cm" fo:min-width="2.571cm"/>
      <style:paragraph-properties style:writing-mode="lr-tb"/>
    </style:style>
    <style:style style:name="gr8" style:family="graphic" style:parent-style-name="objectwithoutfill">
      <style:graphic-properties svg:stroke-width="0.035cm" svg:stroke-color="#000000" draw:marker-start-width="0.252cm" draw:marker-end-width="0.252cm" draw:fill="solid" draw:textarea-vertical-align="middle" fo:padding-top="0.142cm" fo:padding-bottom="0.142cm" fo:padding-left="0.267cm" fo:padding-right="0.267cm"/>
    </style:style>
    <style:style style:name="gr9" style:family="graphic" style:parent-style-name="standard">
      <style:graphic-properties draw:stroke="none" draw:fill-color="#cccccc" draw:textarea-horizontal-align="justify" draw:textarea-vertical-align="middle" draw:auto-grow-height="false" fo:min-height="1.921cm" fo:min-width="1.688cm"/>
    </style:style>
    <style:style style:name="gr10" style:family="graphic" style:parent-style-name="standard">
      <style:graphic-properties draw:stroke="none" svg:stroke-color="#5983b0" draw:fill="gradient" draw:fill-gradient-name="Gradient_20_4" draw:textarea-horizontal-align="justify" draw:textarea-vertical-align="middle" draw:auto-grow-height="false" fo:min-height="1.459cm" fo:min-width="1.223cm"/>
    </style:style>
    <style:style style:name="gr11" style:family="graphic" style:parent-style-name="standard">
      <style:graphic-properties draw:stroke="none" draw:fill-color="#cccccc" draw:textarea-horizontal-align="justify" draw:textarea-vertical-align="middle" draw:auto-grow-height="false" fo:min-height="1.537cm" fo:min-width="1.287cm"/>
    </style:style>
    <style:style style:name="gr12" style:family="graphic" style:parent-style-name="standard">
      <style:graphic-properties draw:stroke="none" svg:stroke-color="#5983b0" draw:fill="gradient" draw:fill-gradient-name="Gradient_20_4" draw:textarea-horizontal-align="justify" draw:textarea-vertical-align="middle" draw:auto-grow-height="false" fo:min-height="1.16cm" fo:min-width="0.911cm"/>
    </style:style>
    <style:style style:name="gr13" style:family="graphic" style:parent-style-name="standard">
      <style:graphic-properties draw:stroke="none" svg:stroke-color="#000000" draw:fill="none" draw:fill-color="#ffffff" draw:textarea-horizontal-align="left" draw:auto-grow-height="true" draw:auto-grow-width="false" fo:min-height="0.382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481cm" fo:min-width="1.1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48cm" fo:min-width="1.72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48cm" fo:min-width="3.008cm"/>
      <style:paragraph-properties style:writing-mode="lr-tb"/>
    </style:style>
    <style:style style:name="gr17" style:family="graphic" style:parent-style-name="objectwithoutfill">
      <style:graphic-properties svg:stroke-color="#000000" draw:marker-end="Arrow" draw:marker-end-width="0.1cm" draw:fill="solid" draw:textarea-vertical-align="middle"/>
    </style:style>
    <style:style style:name="gr18" style:family="graphic" style:parent-style-name="standard">
      <style:graphic-properties svg:stroke-color="#000000" draw:fill-color="#c9211e" draw:textarea-horizontal-align="justify" draw:textarea-vertical-align="middle" draw:auto-grow-height="false" fo:min-height="0.209cm" fo:min-width="0cm"/>
    </style:style>
    <style:style style:name="gr19" style:family="graphic" style:parent-style-name="standard">
      <style:graphic-properties svg:stroke-color="#000000" draw:fill-color="#c9211e" draw:textarea-horizontal-align="justify" draw:textarea-vertical-align="middle" draw:auto-grow-height="false" fo:min-height="0.207cm" fo:min-width="0cm"/>
    </style:style>
    <style:style style:name="gr20" style:family="graphic" style:parent-style-name="standard">
      <style:graphic-properties svg:stroke-color="#000000" draw:fill-color="#c9211e" draw:textarea-horizontal-align="justify" draw:textarea-vertical-align="middle" draw:auto-grow-height="false" fo:min-height="0.21cm" fo:min-width="0cm"/>
    </style:style>
    <style:style style:name="gr21" style:family="graphic" style:parent-style-name="standard">
      <style:graphic-properties svg:stroke-color="#000000" draw:fill-color="#c9211e" draw:textarea-horizontal-align="justify" draw:textarea-vertical-align="middle" draw:auto-grow-height="false" fo:min-height="0.212cm" fo:min-width="0cm"/>
    </style:style>
    <style:style style:name="gr22" style:family="graphic" style:parent-style-name="standard">
      <style:graphic-properties svg:stroke-color="#000000" draw:fill-color="#c9211e" draw:textarea-horizontal-align="justify" draw:textarea-vertical-align="middle" draw:auto-grow-height="false" fo:min-height="0.206cm" fo:min-width="0cm"/>
    </style:style>
    <style:style style:name="gr23" style:family="graphic" style:parent-style-name="standard">
      <style:graphic-properties svg:stroke-color="#000000" draw:fill-color="#c9211e" draw:textarea-horizontal-align="justify" draw:textarea-vertical-align="middle" draw:auto-grow-height="false" fo:min-height="0.211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0.714cm" fo:min-width="3.36cm"/>
      <style:paragraph-properties style:writing-mode="lr-tb"/>
    </style:style>
    <style:style style:name="gr25" style:family="graphic" style:parent-style-name="standard">
      <style:graphic-properties svg:stroke-color="#000000" draw:fill-color="#c9211e" draw:textarea-horizontal-align="justify" draw:textarea-vertical-align="middle" draw:auto-grow-height="false" fo:min-height="0.208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714cm" fo:min-width="2.128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395cm" fo:min-width="0.811cm"/>
      <style:paragraph-properties style:writing-mode="lr-tb"/>
    </style:style>
    <style:style style:name="gr28" style:family="graphic" style:parent-style-name="objectwithoutfill">
      <style:graphic-properties svg:stroke-width="0.159cm" svg:stroke-color="#ffffff" draw:marker-start-width="0.438cm" draw:marker-end-width="0.438cm" draw:fill="solid" draw:textarea-vertical-align="middle" fo:padding-top="0.204cm" fo:padding-bottom="0.204cm" fo:padding-left="0.329cm" fo:padding-right="0.329cm"/>
    </style:style>
    <style:style style:name="P1" style:family="paragraph">
      <loext:graphic-properties draw:fill="none"/>
      <style:paragraph-properties fo:text-align="center"/>
    </style:style>
    <style:style style:name="P2" style:family="paragraph">
      <loext:graphic-properties draw:fill-color="#dddddd"/>
      <style:paragraph-properties fo:text-align="center"/>
    </style:style>
    <style:style style:name="P3" style:family="paragraph">
      <style:paragraph-properties fo:text-align="center"/>
    </style:style>
    <style:style style:name="P4" style:family="paragraph">
      <loext:graphic-properties draw:fill-color="#00a933"/>
      <style:paragraph-properties fo:text-align="center"/>
    </style:style>
    <style:style style:name="P5" style:family="paragraph">
      <loext:graphic-properties draw:fill-color="#7b3d00"/>
      <style:paragraph-properties fo:text-align="center"/>
    </style:style>
    <style:style style:name="P6" style:family="paragraph">
      <loext:graphic-properties draw:fill="none" draw:fill-color="#ffffff"/>
      <style:paragraph-properties style:writing-mode="lr-tb"/>
      <style:text-properties style:font-name="Arial" fo:font-size="7pt" fo:font-weight="bold" style:font-size-asian="7pt" style:font-weight-asian="bold" style:font-size-complex="7pt" style:font-weight-complex="bold"/>
    </style:style>
    <style:style style:name="P7" style:family="paragraph">
      <loext:graphic-properties draw:fill="solid"/>
      <style:paragraph-properties fo:text-align="center"/>
    </style:style>
    <style:style style:name="P8" style:family="paragraph">
      <loext:graphic-properties draw:fill-color="#cccccc"/>
      <style:paragraph-properties fo:text-align="center"/>
    </style:style>
    <style:style style:name="P9" style:family="paragraph">
      <loext:graphic-properties draw:fill="gradient" draw:fill-gradient-name="Gradient_20_4"/>
      <style:paragraph-properties fo:text-align="center"/>
    </style:style>
    <style:style style:name="P10" style:family="paragraph">
      <loext:graphic-properties draw:fill-color="#c9211e"/>
      <style:paragraph-properties fo:text-align="center"/>
    </style:style>
    <style:style style:name="P11" style:family="paragraph">
      <loext:graphic-properties draw:fill="none" draw:fill-color="#ffffff"/>
      <style:paragraph-properties fo:text-align="center" style:writing-mode="lr-tb"/>
      <style:text-properties style:font-name="Arial" fo:font-size="7pt" fo:font-weight="bold" style:font-size-asian="7pt" style:font-weight-asian="bold" style:font-size-complex="7pt" style:font-weight-complex="bold"/>
    </style:style>
    <style:style style:name="P12" style:family="paragraph">
      <loext:graphic-properties draw:fill="none" draw:fill-color="#ffffff"/>
      <style:paragraph-properties style:writing-mode="lr-tb"/>
      <style:text-properties fo:color="#ffffff" loext:opacity="100%" loext:color-lum-mod="100%" loext:color-lum-off="0%" style:font-name="Arial" fo:font-size="10pt" fo:font-weight="bold" style:font-size-asian="10pt" style:font-weight-asian="bold" style:font-size-complex="10pt" style:font-weight-complex="bold"/>
    </style:style>
    <style:style style:name="T1" style:family="text">
      <style:text-properties style:font-name="Arial" fo:font-size="7pt" fo:font-weight="bold" style:font-size-asian="7pt" style:font-weight-asian="bold" style:font-size-complex="7pt" style:font-weight-complex="bold"/>
    </style:style>
    <style:style style:name="T2" style:family="text">
      <style:text-properties fo:color="#ffffff" loext:opacity="100%" style:font-name="Arial"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464cm" svg:height="6.399cm" svg:x="9.435cm" svg:y="0.1cm">
          <draw:image xlink:href="Pictures/1000000000000C350000090DAAE50F8466C5A3CD.jpg" xlink:type="simple" xlink:show="embed" xlink:actuate="onLoad" draw:mime-type="image/jpeg">
            <text:p/>
          </draw:image>
        </draw:frame>
        <draw:custom-shape draw:style-name="gr2" draw:text-style-name="P2" draw:layer="layout" svg:width="8.186cm" svg:height="0.723cm" svg:x="0.57cm" svg:y="5.777cm">
          <text:p/>
          <draw:enhanced-geometry svg:viewBox="0 0 21600 21600" draw:type="rectangle" draw:enhanced-path="M 0 0 L 21600 0 21600 21600 0 21600 0 0 Z N"/>
        </draw:custom-shape>
        <draw:custom-shape draw:style-name="gr3" draw:text-style-name="P3" draw:layer="layout" svg:width="8.186cm" svg:height="0.731cm" svg:x="0.57cm" svg:y="5.046cm">
          <text:p/>
          <draw:enhanced-geometry svg:viewBox="0 0 21600 21600" draw:type="rectangle" draw:enhanced-path="M 0 0 L 21600 0 21600 21600 0 21600 0 0 Z N"/>
        </draw:custom-shape>
        <draw:custom-shape draw:style-name="gr4" draw:text-style-name="P4" draw:layer="layout" svg:width="0.181cm" svg:height="0.181cm" svg:x="5.195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0.181cm" svg:height="0.181cm" svg:x="0.775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0.181cm" svg:height="0.181cm" svg:x="1.48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0.181cm" svg:height="0.181cm" svg:x="2.248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0.181cm" svg:height="0.181cm" svg:x="3.27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0.181cm" svg:height="0.181cm" svg:x="3.803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0.18cm" svg:height="0.181cm" svg:x="4.586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0.181cm" svg:height="0.181cm" svg:x="5.996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0.181cm" svg:height="0.181cm" svg:x="6.856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0.181cm" svg:height="0.181cm" svg:x="7.732cm" svg:y="4.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5" draw:layer="layout" svg:width="0.842cm" svg:height="0.576cm" svg:x="7.179cm" svg:y="4.46cm" svg:viewBox="0 0 843 577" svg:d="M321 500c0-20-6-40-15-58-11-17-27-32-45-42s-40-15-60-15c-22 0-42 5-60 15s-34 25-45 42c-11 18-15 38-15 58s4 40 15 57c4 8 9 14 15 20h-11c-17 0-35-5-49-14-16-8-29-20-38-35-8-14-13-31-13-48v-384c0-17 5-33 13-48 9-14 22-26 38-35 14-8 32-13 49-13h12c-6 6-11 12-16 19-9 18-15 38-15 58 0 21 6 41 15 58 11 18 27 32 45 42 18 11 40 16 60 16 22 0 42-5 60-16 18-10 34-24 45-42 11-17 15-37 15-58 0-20-4-40-15-58-5-7-10-13-16-19h264c-6 6-11 13-16 20-10 17-16 38-16 58s6 40 16 58c11 17 27 31 45 42 18 10 38 16 60 16 21 0 42-6 60-16 18-11 34-25 45-42 10-18 15-38 15-58s-5-41-15-58c-5-7-10-14-16-20h11c17 0 35 5 50 13 15 9 28 21 36 35 9 15 14 31 14 48v384c0 17-5 34-14 48-8 15-21 27-36 35-15 9-33 14-50 14h-10c5-6 10-12 13-18 11-19 17-38 17-58 0-21-6-41-17-58-9-18-25-33-43-42-18-11-40-16-60-16-22 0-42 5-60 16-20 9-34 24-45 42-11 17-16 37-16 58 0 20 5 39 16 58 4 6 8 12 13 18h-260c5-6 10-12 15-20 9-17 15-37 15-57z">
          <text:p/>
        </draw:path>
        <draw:frame draw:style-name="gr6" draw:text-style-name="P6" draw:layer="layout" svg:width="2.993cm" svg:height="0.777cm" svg:x="3.167cm" svg:y="5.101cm">
          <draw:text-box>
            <text:p><text:span text:style-name="T1">m-PEG + bt-PEG</text:span></text:p>
          </draw:text-box>
        </draw:frame>
        <draw:frame draw:style-name="gr7" draw:text-style-name="P6" draw:layer="layout" svg:width="2.839cm" svg:height="0.776cm" svg:x="3.244cm" svg:y="5.707cm">
          <draw:text-box>
            <text:p><text:span text:style-name="T1">Glass coverslip</text:span></text:p>
          </draw:text-box>
        </draw:frame>
        <draw:path draw:style-name="gr5" draw:text-style-name="P5" draw:layer="layout" svg:width="0.842cm" svg:height="0.576cm" svg:x="2.135cm" svg:y="4.454cm" svg:viewBox="0 0 843 577" svg:d="M321 500c0-20-6-40-15-58-11-17-27-32-45-42s-40-15-60-15c-22 0-42 5-60 15s-34 25-45 42c-11 18-15 38-15 58s4 40 15 57c4 8 9 14 15 20h-11c-17 0-35-5-49-14-16-8-29-20-38-35-8-14-13-31-13-48v-384c0-17 5-33 13-48 9-14 22-26 38-35 14-8 32-13 49-13h12c-6 6-11 12-16 19-9 18-15 38-15 58s6 41 15 58c11 18 27 32 45 42 18 11 40 16 60 16 22 0 42-5 60-16 18-10 34-24 45-42 11-17 15-38 15-58s-4-40-15-58c-5-7-10-13-16-19h264c-6 6-11 13-16 20-10 17-16 38-16 58 0 19 6 40 16 58 11 17 27 31 45 42 18 10 38 16 60 16 21 0 42-6 60-16 18-11 34-25 45-42 10-18 15-39 15-58 0-20-5-41-15-58-5-7-10-14-16-20h11c17 0 35 5 50 13 15 9 28 21 36 35 9 15 14 31 14 48v384c0 17-5 34-14 48-8 15-21 27-36 35-15 9-33 14-50 14h-10c5-6 10-12 13-18 11-19 17-38 17-58 0-21-6-41-17-58-9-18-25-33-43-42-18-11-40-16-60-16-22 0-42 5-60 16-20 9-34 24-45 42-11 17-16 37-16 58 0 20 5 39 16 58 4 6 8 12 13 18h-260c5-6 10-12 15-20 9-17 15-37 15-57z">
          <text:p/>
        </draw:path>
        <draw:path draw:style-name="gr5" draw:text-style-name="P5" draw:layer="layout" svg:width="0.842cm" svg:height="0.576cm" svg:x="4.485cm" svg:y="4.454cm" svg:viewBox="0 0 843 577" svg:d="M321 500c0-20-6-40-15-58-11-17-27-32-45-42s-40-15-60-15c-22 0-42 5-60 15s-34 25-45 42c-11 18-15 38-15 58s4 40 15 57c4 8 9 14 15 20h-11c-17 0-35-5-49-14-16-8-29-20-38-35-8-14-13-31-13-48v-384c0-17 5-33 13-48 9-14 22-26 38-35 14-8 32-13 49-13h12c-6 6-11 12-16 19-9 18-15 38-15 58s6 41 15 58c11 18 27 32 45 42 18 11 40 16 60 16 22 0 42-5 60-16 18-10 34-24 45-42 11-17 15-38 15-58s-4-40-15-58c-5-7-10-13-16-19h264c-6 6-11 13-16 20-10 17-16 38-16 58 0 19 6 40 16 58 11 17 27 31 45 42 18 10 38 16 60 16 21 0 42-6 60-16 18-11 34-25 45-42 10-18 15-39 15-58 0-20-5-41-15-58-5-7-10-14-16-20h11c17 0 35 5 50 13 15 9 28 21 36 35 9 15 14 31 14 48v384c0 17-5 34-14 48-8 15-21 27-36 35-15 9-33 14-50 14h-10c5-6 10-12 13-18 11-19 17-38 17-58 0-21-6-41-17-58-9-18-25-33-43-42-18-11-40-16-60-16-22 0-42 5-60 16-20 9-34 24-45 42-11 17-16 37-16 58 0 20 5 39 16 58 4 6 8 12 13 18h-260c5-6 10-12 15-20 9-17 15-37 15-57z">
          <text:p/>
        </draw:path>
        <draw:line draw:style-name="gr8" draw:text-style-name="P7" draw:layer="layout" svg:x1="2.345cm" svg:y1="4.574cm" svg:x2="2.345cm" svg:y2="4.213cm">
          <text:p/>
        </draw:line>
        <draw:custom-shape draw:style-name="gr4" draw:text-style-name="P4" draw:layer="layout" svg:width="0.18cm" svg:height="0.181cm" svg:x="2.25cm" svg:y="4.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7.386cm" svg:y1="4.566cm" svg:x2="7.386cm" svg:y2="4.205cm">
          <text:p/>
        </draw:line>
        <draw:custom-shape draw:style-name="gr4" draw:text-style-name="P4" draw:layer="layout" svg:width="0.181cm" svg:height="0.18cm" svg:x="7.29cm" svg:y="4.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3.094cm" svg:height="3.069cm" svg:x="0.797cm" svg:y="1.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2.435cm" svg:height="2.415cm" svg:x="1.125cm" svg:y="1.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0.288cm" svg:height="0.191cm" draw:transform="skewX (-0.0157079632679489) rotate (-2.57680410764443) translate (1.526cm 1.98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4" draw:layer="layout" svg:width="0.294cm" svg:height="0.193cm" draw:transform="skewX (-0.031066860685499) rotate (-0.785398163397449) translate (1.733cm 3.4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4" draw:layer="layout" svg:width="0.288cm" svg:height="0.185cm" draw:transform="skewX (0.0270526034059121) rotate (1.43483517806454) translate (0.657cm 3.05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4" draw:layer="layout" svg:width="0.291cm" svg:height="0.19cm" draw:transform="skewX (-0.0211184839491314) rotate (-1.27827914416065) translate (3.667cm 1.57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4" draw:layer="layout" svg:width="0.291cm" svg:height="0.194cm" draw:transform="skewX (-0.00523598775598295) rotate (-2.15792508716579) translate (3.951cm 2.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8" draw:layer="layout" svg:width="2.527cm" svg:height="2.527cm" svg:x="6.115cm" svg:y="1.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1.993cm" svg:height="1.994cm" svg:x="6.381cm" svg:y="1.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0.292cm" svg:height="0.195cm" draw:transform="skewX (0.00506145483078353) rotate (-2.57348798206564) translate (6.777cm 2.41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4" draw:layer="layout" svg:width="0.291cm" svg:height="0.194cm" draw:transform="skewX (0.00523598775598295) rotate (-0.785398163397449) translate (6.906cm 3.60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4" draw:layer="layout" svg:width="0.293cm" svg:height="0.195cm" draw:transform="rotate (1.43710410609213) translate (5.999cm 3.32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4" draw:layer="layout" svg:width="0.292cm" svg:height="0.195cm" draw:transform="skewX (-0.00506145483078356) rotate (-1.27182142592827) translate (8.498cm 2.05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4" draw:layer="layout" svg:width="0.293cm" svg:height="0.194cm" draw:transform="skewX (-0.0102974425867665) rotate (-2.15967041641778) translate (8.756cm 3.22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3" draw:text-style-name="P6" draw:layer="layout" svg:width="1.312cm" svg:height="0.632cm" svg:x="2.989cm" svg:y="3.701cm">
          <draw:text-box>
            <text:p><text:span text:style-name="T1">nAv</text:span></text:p>
          </draw:text-box>
        </draw:frame>
        <draw:frame draw:style-name="gr14" draw:text-style-name="P6" draw:layer="layout" svg:width="1.69cm" svg:height="0.731cm" svg:x="5.013cm" svg:y="3.728cm">
          <draw:text-box>
            <text:p><text:span text:style-name="T1">Biotin</text:span></text:p>
          </draw:text-box>
        </draw:frame>
        <draw:frame draw:style-name="gr15" draw:text-style-name="P6" draw:layer="layout" svg:width="2.225cm" svg:height="0.73cm" svg:x="3.867cm" svg:y="0.964cm">
          <draw:text-box>
            <text:p><text:span text:style-name="T1">DiI dye</text:span></text:p>
          </draw:text-box>
        </draw:frame>
        <draw:frame draw:style-name="gr16" draw:text-style-name="P6" draw:layer="layout" svg:width="3.508cm" svg:height="0.73cm" svg:x="0.793cm" svg:y="0.094cm">
          <draw:text-box>
            <text:p><text:span text:style-name="T1">Thylakoid lipids</text:span></text:p>
          </draw:text-box>
        </draw:frame>
        <draw:line draw:style-name="gr17" draw:text-style-name="P7" draw:layer="layout" svg:x1="2.376cm" svg:y1="0.602cm" svg:x2="2.256cm" svg:y2="1.204cm">
          <text:p/>
        </draw:line>
        <draw:line draw:style-name="gr17" draw:text-style-name="P7" draw:layer="layout" svg:x1="4.422cm" svg:y1="1.444cm" svg:x2="3.7cm" svg:y2="1.685cm">
          <text:p/>
        </draw:line>
        <draw:line draw:style-name="gr17" draw:text-style-name="P7" draw:layer="layout" svg:x1="3.579cm" svg:y1="4.213cm" svg:x2="3.098cm" svg:y2="4.574cm">
          <text:p/>
        </draw:line>
        <draw:line draw:style-name="gr17" draw:text-style-name="P7" draw:layer="layout" svg:x1="5.746cm" svg:y1="4.213cm" svg:x2="6.107cm" svg:y2="4.815cm">
          <text:p/>
        </draw:line>
        <draw:g>
          <draw:custom-shape draw:style-name="gr18" draw:text-style-name="P10" draw:layer="layout" svg:width="0.277cm" svg:height="0.539cm" draw:transform="skewX (0.0574213323906135) rotate (-0.534768882811063) translate (2.994cm 1.1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0" draw:layer="layout" svg:width="0.277cm" svg:height="0.537cm" draw:transform="skewX (0.0520108117094311) rotate (-0.534768882811063) translate (3.18cm 1.2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0" draw:layer="layout" svg:width="0.276cm" svg:height="0.54cm" draw:transform="skewX (0.0481710873550435) rotate (-0.536688744988257) translate (3.062cm 1.2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8" draw:text-style-name="P10" draw:layer="layout" svg:width="0.276cm" svg:height="0.539cm" draw:transform="skewX (0.0537561409614254) rotate (-0.335452282233311) translate (7.689cm 1.6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0" draw:layer="layout" svg:width="0.276cm" svg:height="0.537cm" draw:transform="skewX (0.052010811709431) rotate (-0.335452282233311) translate (7.893cm 1.6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0.275cm" svg:height="0.542cm" draw:transform="skewX (0.0460766922526503) rotate (-0.336674012709707) translate (7.775cm 1.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8" draw:text-style-name="P10" draw:layer="layout" svg:width="0.277cm" svg:height="0.539cm" draw:transform="skewX (0.0537561409614254) rotate (2.277131075077) translate (1.161cm 3.7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layer="layout" svg:width="0.277cm" svg:height="0.536cm" draw:transform="skewX (0.0541052068118242) rotate (2.277131075077) translate (1.022cm 3.5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0" draw:layer="layout" svg:width="0.275cm" svg:height="0.541cm" draw:transform="skewX (0.047996554429844) rotate (2.27398948242341) translate (1.125cm 3.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0" draw:text-style-name="P10" draw:layer="layout" svg:width="0.277cm" svg:height="0.54cm" draw:transform="skewX (0.0535816080362259) rotate (-2.33577413794401) translate (8.493cm 3.8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0" draw:layer="layout" svg:width="0.277cm" svg:height="0.537cm" draw:transform="skewX (0.0502654824574366) rotate (-2.34083559277479) translate (8.337cm 3.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0" draw:layer="layout" svg:width="0.274cm" svg:height="0.54cm" draw:transform="skewX (0.053581608036226) rotate (-2.33559960501881) translate (8.382cm 3.8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8" draw:text-style-name="P10" draw:layer="layout" svg:width="0.276cm" svg:height="0.539cm" draw:transform="skewX (0.0537561409614253) rotate (1.23534404456159) translate (5.972cm 2.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0" draw:layer="layout" svg:width="0.277cm" svg:height="0.537cm" draw:transform="skewX (0.0466002910282486) rotate (1.2318533860576) translate (6.053cm 2.7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0" draw:layer="layout" svg:width="0.275cm" svg:height="0.54cm" draw:transform="skewX (0.0499164166070378) rotate (1.23761297258918) translate (6.052cm 2.8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7" draw:text-style-name="P7" draw:layer="layout" svg:x1="6.469cm" svg:y1="0.843cm" svg:x2="7.673cm" svg:y2="1.686cm">
          <text:p/>
        </draw:line>
        <draw:frame draw:style-name="gr24" draw:text-style-name="P11" draw:layer="layout" svg:width="3.86cm" svg:height="0.964cm" svg:x="4.469cm" svg:y="0cm">
          <draw:text-box>
            <text:p text:style-name="P3"><text:span text:style-name="T1">Liposome-recontituted </text:span></text:p>
            <text:p text:style-name="P3"><text:span text:style-name="T1">LHCII</text:span></text:p>
          </draw:text-box>
        </draw:frame>
        <draw:g>
          <draw:custom-shape draw:style-name="gr20" draw:text-style-name="P10" draw:layer="layout" svg:width="0.276cm" svg:height="0.54cm" draw:transform="skewX (0.0535816080362259) rotate (1.23534404456159) translate (3.339cm 4.9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0" draw:layer="layout" svg:width="0.277cm" svg:height="0.537cm" draw:transform="skewX (0.0466002910282486) rotate (1.2318533860576) translate (3.421cm 4.7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0" draw:layer="layout" svg:width="0.275cm" svg:height="0.54cm" draw:transform="skewX (0.0555014702134197) rotate (1.24092909816797) translate (3.42cm 4.8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0" draw:layer="layout" svg:width="0.277cm" svg:height="0.541cm" draw:transform="skewX (0.0499164166070379) rotate (1.2318533860576) translate (8.082cm 4.9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0" draw:layer="layout" svg:width="0.277cm" svg:height="0.537cm" draw:transform="skewX (0.0466002910282486) rotate (1.2318533860576) translate (8.165cm 4.7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0" draw:layer="layout" svg:width="0.275cm" svg:height="0.541cm" draw:transform="skewX (0.0516617458590321) rotate (1.23761297258918) translate (8.163cm 4.8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0" draw:text-style-name="P10" draw:layer="layout" svg:width="0.277cm" svg:height="0.54cm" draw:transform="skewX (0.0499164166070378) rotate (1.2318533860576) translate (3.749cm 4.9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0" draw:layer="layout" svg:width="0.276cm" svg:height="0.538cm" draw:transform="skewX (0.0483456202802429) rotate (1.23534404456159) translate (3.831cm 4.7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0" draw:layer="layout" svg:width="0.275cm" svg:height="0.541cm" draw:transform="skewX (0.0516617458590321) rotate (1.23761297258918) translate (3.83cm 4.8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6" draw:text-style-name="P11" draw:layer="layout" svg:width="2.628cm" svg:height="0.964cm" svg:x="3.66cm" svg:y="2.407cm">
          <draw:text-box>
            <text:p text:style-name="P3"><text:span text:style-name="T1">Liposome-free</text:span></text:p>
            <text:p text:style-name="P3"><text:span text:style-name="T1">LHCII</text:span></text:p>
          </draw:text-box>
        </draw:frame>
        <draw:line draw:style-name="gr17" draw:text-style-name="P7" draw:layer="layout" svg:x1="4.783cm" svg:y1="3.25cm" svg:x2="4.302cm" svg:y2="4.574cm">
          <text:p/>
        </draw:line>
        <draw:frame draw:style-name="gr27" draw:text-style-name="P12" draw:layer="layout" svg:width="1.311cm" svg:height="0.645cm" svg:x="13.9cm" svg:y="2.055cm">
          <draw:text-box>
            <text:p><text:span text:style-name="T2">5 µm</text:span></text:p>
          </draw:text-box>
        </draw:frame>
        <draw:line draw:style-name="gr28" draw:text-style-name="P7" draw:layer="layout" svg:x1="14.281cm" svg:y1="2.044cm" svg:x2="14.881cm" svg:y2="2.044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radial" draw:cx="50%" draw:cy="50%" draw:start-color="#2a6099" draw:end-color="#ffffff" draw:start-intensity="100%" draw:end-intensity="100%"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lt" fo:country="L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8cm" fo:page-height="6.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jonas Tutkus</meta:initial-creator>
    <meta:creation-date>2020-05-26T16:40:41.287279897</meta:creation-date>
    <dc:date>2022-12-04T15:19:45.910949473</dc:date>
    <meta:editing-duration>PT1H7M47S</meta:editing-duration>
    <meta:editing-cycles>14</meta:editing-cycles>
    <meta:generator>LibreOffice/7.4.2.3$MacOSX_X86_64 LibreOffice_project/382eef1f22670f7f4118c8c2dd222ec7ad009daf</meta:generator>
    <meta:document-statistic meta:object-count="82"/>
  </office:meta>
</office:document-meta>
</file>